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3.53mm"/>
    </style:style>
    <style:style style:name="co13" style:family="table-column">
      <style:table-column-properties fo:break-before="auto" style:column-width="33.25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11">
      <style:table-cell-properties fo:background-color="#cc000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 style:data-style-name="N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11">
      <style:table-cell-properties fo:background-color="#ff6666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1">
      <style:table-cell-properties fo:background-color="#ff3333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08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style-name="ce4" table:number-columns-spanned="1" table:number-rows-spanned="23"/>
          <table:table-cell table:number-columns-repeated="1013"/>
        </table:table-row>
        <table:table-row table:style-name="ro2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covered-table-cell table:style-name="ce13"/>
          <table:table-cell office:value-type="string" calcext:value-type="string">
            <text:p>Frontiere correctes</text:p>
          </table:table-cell>
          <table:table-cell office:value-type="string" calcext:value-type="string">
            <text:p>Frontiere trouvées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Seconde corpus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number-columns-repeated="9" table:style-name="ce7" office:value-type="string" calcext:value-type="string">
            <text:p>Correcte</text:p>
          </table:table-cell>
          <table:covered-table-cell table:style-name="ce13"/>
          <table:table-cell table:number-columns-repeated="2" office:value-type="float" office:value="9" calcext:value-type="float">
            <text:p>9</text:p>
          </table:table-cell>
          <table:table-cell table:formula="of:=[.L3]/[.M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[1] Boudin-Torres-2006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Pas detecté</text:p>
          </table:table-cell>
          <table:covered-table-cell table:style-name="ce1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L4]/[.M4]" office:value-type="float" office:value="0.6" calcext:value-type="float">
            <text:p>0,6</text:p>
          </table:table-cell>
          <table:table-cell table:formula="of:=[.L4]/[.M4]" office:value-type="float" office:value="0.6" calcext:value-type="float">
            <text:p>0,6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2] Das_Martins.pdf</text:p>
          </table:table-cell>
          <table:table-cell table:number-columns-repeated="5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L5]/[.M5]" office:value-type="float" office:value="0.888888888888889" calcext:value-type="float">
            <text:p>0,89</text:p>
          </table:table-cell>
          <table:table-cell table:formula="of:=[.L5]/[.M5]" office:value-type="float" office:value="0.888888888888889" calcext:value-type="float">
            <text:p>0,89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3] Doyle_2005_Automatic_Categorization_of_Author_Gender.pdf</text:p>
          </table:table-cell>
          <table:table-cell table:number-columns-repeated="5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L6]/[.M6]" office:value-type="float" office:value="0.888888888888889" calcext:value-type="float">
            <text:p>0,8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number-columns-repeated="4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L7]/[.M7]" office:value-type="float" office:value="0.75" calcext:value-type="float">
            <text:p>0,7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number-columns-repeated="2" table:style-name="ce11" office:value-type="string" calcext:value-type="string">
            <text:p>Pas detecté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L8]/[.M8]" office:value-type="float" office:value="0.571428571428571" calcext:value-type="float">
            <text:p>0,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6] Gonzalez_2018_Wisebe.pdf</text:p>
          </table:table-cell>
          <table:table-cell table:number-columns-repeated="5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L9]/[.M9]" office:value-type="float" office:value="0.888888888888889" calcext:value-type="float">
            <text:p>0,89</text:p>
          </table:table-cell>
          <table:table-cell table:formula="of:=[.L9]/[.M9]" office:value-type="float" office:value="0.888888888888889" calcext:value-type="float">
            <text:p>0,89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7] Iria_Juan-Manuel_Gerardo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3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10]/[.M10]" office:value-type="float" office:value="0.875" calcext:value-type="float">
            <text:p>0,88</text:p>
          </table:table-cell>
          <table:table-cell table:formula="of:=[.L10]/[.M10]" office:value-type="float" office:value="0.875" calcext:value-type="float">
            <text:p>0,88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3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11]/[.M11]" office:value-type="float" office:value="0.875" calcext:value-type="float">
            <text:p>0,8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9] Lin_2004_Rouge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3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12]/[.M12]" office:value-type="float" office:value="0.875" calcext:value-type="float">
            <text:p>0,8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2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covered-table-cell table:style-name="ce1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L13]/[.M13]" office:value-type="float" office:value="0.555555555555556" calcext:value-type="float">
            <text:p>0,56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1] Mikolov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2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style-name="ce7" office:value-type="string" calcext:value-type="string">
            <text:p>Correcte</text:p>
          </table:table-cell>
          <table:covered-table-cell table:style-name="ce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L14]/[.M14]" office:value-type="float" office:value="0.714285714285714" calcext:value-type="float">
            <text:p>0,71</text:p>
          </table:table-cell>
          <table:table-cell table:formula="of:=[.L14]/[.M14]" office:value-type="float" office:value="0.714285714285714" calcext:value-type="float">
            <text:p>0,7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3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L15]/[.M15]" office:value-type="float" office:value="0.857142857142857" calcext:value-type="float">
            <text:p>0,86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3] Nasr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number-columns-repeated="2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L16]/[.M16]" office:value-type="float" office:value="0.666666666666667" calcext:value-type="float">
            <text:p>0,67</text:p>
          </table:table-cell>
          <table:table-cell table:formula="of:=[.L16]/[.M16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14] Torres-Moreno_2012_Artex_is_another_text_summarizer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3"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covered-table-cell table:style-name="ce1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L17]/[.M17]" office:value-type="float" office:value="0.75" calcext:value-type="float">
            <text:p>0,7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5] Torres-moreno1998.pdf</text:p>
          </table:table-cell>
          <table:table-cell table:style-name="ce7" office:value-type="string" calcext:value-type="string">
            <text:p>Correcte</text:p>
          </table:table-cell>
          <table:table-cell table:number-columns-repeated="3" table:style-name="ce11" office:value-type="string" calcext:value-type="string">
            <text:p>Pas detecté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covered-table-cell table:style-name="ce1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L18]/[.M18]" office:value-type="float" office:value="0.5" calcext:value-type="float">
            <text:p>0,5</text:p>
          </table:table-cell>
          <table:table-cell table:formula="of:=[.L18]/[.M18]" office:value-type="float" office:value="0.5" calcext:value-type="float">
            <text:p>0,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16] Torres.pdf</text:p>
          </table:table-cell>
          <table:table-cell table:number-columns-repeated="4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style-name="ce11" office:value-type="string" calcext:value-type="string">
            <text:p>Incorrect</text:p>
          </table:table-cell>
          <table:covered-table-cell table:style-name="ce1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L19]/[.M19]" office:value-type="float" office:value="0.625" calcext:value-type="float">
            <text:p>0,63</text:p>
          </table:table-cell>
          <table:table-cell table:formula="of:=[.L19]/[.M19]" office:value-type="float" office:value="0.625" calcext:value-type="float">
            <text:p>0,63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17] Vanderwende_2007_Beyond_SumBasic.pdf</text:p>
          </table:table-cell>
          <table:table-cell table:number-columns-repeated="4" table:style-name="ce7" office:value-type="string" calcext:value-type="string">
            <text:p>Correcte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number-columns-repeated="3" table:style-name="ce7" office:value-type="string" calcext:value-type="string">
            <text:p>Correcte</text:p>
          </table:table-cell>
          <table:covered-table-cell table:style-name="ce1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L20]/[.M20]" office:value-type="float" office:value="0.777777777777778" calcext:value-type="float">
            <text:p>0,7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[18] jing-cutepaste.pdf</text:p>
          </table:table-cell>
          <table:table-cell table:style-name="ce8" office:value-type="string" calcext:value-type="string" table:number-columns-spanned="9" table:number-rows-spanned="1">
            <text:p>Fail open</text:p>
          </table:table-cell>
          <table:covered-table-cell table:number-columns-repeated="8" table:style-name="ce12" office:value-type="string" calcext:value-type="string">
            <text:p>Fail open</text:p>
          </table:covered-table-cell>
          <table:covered-table-cell table:style-name="ce13"/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[19] mikheev_J02-3002.pdf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number-columns-repeated="2" table:style-name="ce11" office:value-type="string" calcext:value-type="string">
            <text:p>Incorrect</text:p>
          </table:table-cell>
          <table:table-cell table:style-name="ce7" office:value-type="string" calcext:value-type="string">
            <text:p>Correcte</text:p>
          </table:table-cell>
          <table:table-cell table:style-name="ce11" office:value-type="string" calcext:value-type="string">
            <text:p>Pas detecté</text:p>
          </table:table-cell>
          <table:table-cell table:style-name="ce7" office:value-type="string" calcext:value-type="string">
            <text:p>Correcte</text:p>
          </table:table-cell>
          <table:covered-table-cell table:style-name="ce1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L22]/[.M22]" office:value-type="float" office:value="0.666666666666667" calcext:value-type="float">
            <text:p>0,67</text:p>
          </table:table-cell>
          <table:table-cell table:formula="of:=[.L22]/[.M22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2">
          <table:table-cell table:style-name="ce4" table:number-columns-spanned="10" table:number-rows-spanned="1"/>
          <table:covered-table-cell table:style-name="ce9"/>
          <table:covered-table-cell table:number-columns-repeated="9" table:style-name="ce13"/>
          <table:table-cell table:number-columns-repeated="2"/>
          <table:table-cell table:formula="of:=SUM([.N3:.N22])" office:value-type="float" office:value="14.3261904761905" calcext:value-type="float">
            <text:p>14,33</text:p>
          </table:table-cell>
          <table:table-cell table:formula="of:=SUM([.N4];[.N5];[.N6];[.N9];[.N10];[.N14];[.N16];[.N18];[.N19];[.N21];[.N22];)" office:value-type="float" office:value="7.31428571428571" calcext:value-type="float">
            <text:p>7,31</text:p>
          </table:table-cell>
          <table:table-cell table:number-columns-repeated="1009"/>
        </table:table-row>
        <table:table-row table:style-name="ro2">
          <table:table-cell/>
          <table:table-cell table:style-name="ce10"/>
          <table:table-cell table:number-columns-repeated="8"/>
          <table:table-cell office:value-type="string" calcext:value-type="string">
            <text:p>Nbr fichi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10"/>
          <table:table-cell table:number-columns-repeated="8"/>
          <table:table-cell office:value-type="string" calcext:value-type="string">
            <text:p>Précision total</text:p>
          </table:table-cell>
          <table:table-cell table:number-columns-repeated="2"/>
          <table:table-cell table:formula="of:=[.N23]/[.N24]" office:value-type="float" office:value="0.716309523809524" calcext:value-type="float">
            <text:p>0,72</text:p>
          </table:table-cell>
          <table:table-cell table:style-name="ce16" table:formula="of:=[.O23]/[.O24]" office:value-type="float" office:value="0.731428571428571" calcext:value-type="float">
            <text:p>0,73</text:p>
          </table:table-cell>
          <table:table-cell table:number-columns-repeated="1009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Bon + : Un ou deux mots en trop / ou manquant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Fail: horrible</text:p>
          </table:table-cell>
          <table:table-cell table:style-name="ce10"/>
          <table:table-cell/>
          <table:table-cell table:style-name="ce14" office:value-type="string" calcext:value-type="string">
            <text:p>Type fail: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Half: 1/2 results</text:p>
          </table:table-cell>
          <table:table-cell table:number-columns-repeated="2"/>
          <table:table-cell table:style-name="ce15" office:value-type="string" calcext:value-type="string">
            <text:p>pas bonne ligne à cause de celle au dessu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erfect: 100% accurate</text:p>
          </table:table-cell>
          <table:table-cell table:number-columns-repeated="2"/>
          <table:table-cell office:value-type="string" calcext:value-type="string">
            <text:p>Totalement fail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ird: 1/3 results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4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0/00/0000</text:date>, <text:time style:data-style-name="N2" text:time-value="16:05:49.741067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8:29:09.117504760</meta:creation-date>
    <meta:editing-duration>PT41M43S</meta:editing-duration>
    <meta:editing-cycles>8</meta:editing-cycles>
    <meta:generator>LibreOffice/5.1.6.2$Linux_X86_64 LibreOffice_project/10m0$Build-2</meta:generator>
    <dc:date>2020-01-06T16:30:01.033639745</dc:date>
    <dc:creator>Quentin Capdepon</dc:creator>
    <meta:document-statistic meta:table-count="4" meta:cell-count="301" meta:object-count="0"/>
    <meta:user-defined meta:name="Info 1"/>
    <meta:user-defined meta:name="Info 2"/>
    <meta:user-defined meta:name="Info 3"/>
    <meta:user-defined meta:name="Info 4"/>
  </office:meta>
</office:document-meta>
</file>